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10" style:family="table-column">
      <style:table-column-properties fo:break-before="auto" style:column-width="146.64pt"/>
    </style:style>
    <style:style style:name="co11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co8" style:family="table-column">
      <style:table-column-properties fo:break-before="auto" style:column-width="800.7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5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9" table:default-cell-style-name="ce12"/>
        <table:table-column table:style-name="co2" table:default-cell-style-name="ce12"/>
        <table:table-column table:style-name="co10" table:default-cell-style-name="ce12"/>
        <table:table-column table:style-name="co11" table:default-cell-style-name="ce12"/>
        <table:table-column table:style-name="co5" table:number-columns-repeated="1020" table:default-cell-style-name="ce14"/>
        <table:table-row table:style-name="ro1">
          <table:table-cell table:style-name="ce10" office:value-type="string" calcext:value-type="string">
            <text:p>Piece</text:p>
          </table:table-cell>
          <table:table-cell table:style-name="ce13" office:value-type="string" calcext:value-type="string">
            <text:p>Species</text:p>
          </table:table-cell>
          <table:table-cell table:style-name="ce13" office:value-type="string" calcext:value-type="string">
            <text:p>Class</text:p>
          </table:table-cell>
          <table:table-cell table:style-name="ce10" office:value-type="string" calcext:value-type="string">
            <text:p>Level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baddon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hemist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nti-Mage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Demon_Hunte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xe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at Rider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east Master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ounty Hunter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haos Knight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lockwerk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ystal Maiden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Disruptor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Shaman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Doo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Dragon Knight</text:p>
          </table:table-cell>
          <table:table-cell table:style-name="ce11" office:value-type="string" calcext:value-type="string">
            <text:p>Human/Dragon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Drow Ranger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nchantress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nigma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atures Prophet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yrocopter</text:p>
          </table:table-cell>
          <table:table-cell table:style-name="ce11" office:value-type="string" calcext:value-type="string">
            <text:p>Dwarf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ggernaut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Kunkka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ch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ght Keeper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na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one Druid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una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ycan</text:p>
          </table:table-cell>
          <table:table-cell table:style-name="ce11" office:value-type="string" calcext:value-type="string">
            <text:p>Human/Beast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edusa</text:p>
          </table:table-cell>
          <table:table-cell table:style-name="ce11" office:value-type="string" calcext:value-type="string">
            <text:p>Naga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orphling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ecrophos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gre Magi</text:p>
          </table:table-cell>
          <table:table-cell table:style-name="ce11" office:value-type="string" calcext:value-type="string">
            <text:p>Ogre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mni Knight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ain Queen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hantom Assassin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uck</text:p>
          </table:table-cell>
          <table:table-cell table:style-name="ce11" office:value-type="string" calcext:value-type="string">
            <text:p>Elf/Drago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azor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and King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hadow Fiend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hadow Shaman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Shama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rdar</text:p>
          </table:table-cell>
          <table:table-cell table:style-name="ce11" office:value-type="string" calcext:value-type="string">
            <text:p>Naga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rk</text:p>
          </table:table-cell>
          <table:table-cell table:style-name="ce11" office:value-type="string" calcext:value-type="string">
            <text:p>Naga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niper</text:p>
          </table:table-cell>
          <table:table-cell table:style-name="ce11" office:value-type="string" calcext:value-type="string">
            <text:p>Dwarf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chies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mplar Assassin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blade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Demon_Hunter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ide Hunter</text:p>
          </table:table-cell>
          <table:table-cell table:style-name="ce11" office:value-type="string" calcext:value-type="string">
            <text:p>Naga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imbersaw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inker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iny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eant Protector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oll Warlord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usk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Venomancer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Viper</text:p>
          </table:table-cell>
          <table:table-cell table:style-name="ce11" office:value-type="string" calcext:value-type="string">
            <text:p>Dragon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ind Ranger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itch Doctor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17"/>
        <table:table-column table:style-name="co6" table:default-cell-style-name="ce17"/>
        <table:table-column table:style-name="co8" table:default-cell-style-name="ce17"/>
        <table:table-column table:style-name="co5" table:number-columns-repeated="1020" table:default-cell-style-name="ce19"/>
        <table:table-row table:style-name="ro1">
          <table:table-cell table:style-name="ce18" office:value-type="string" calcext:value-type="string">
            <text:p>Classes</text:p>
          </table:table-cell>
          <table:table-cell table:style-name="ce18" office:value-type="string" calcext:value-type="string">
            <text:p>Count</text:p>
          </table:table-cell>
          <table:table-cell table:style-name="ce18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Assassin</text:p>
          </table:table-cell>
          <table:table-cell table:style-name="ce16" office:value-type="string" calcext:value-type="string">
            <text:p>3, 6</text:p>
          </table:table-cell>
          <table:table-cell table:style-name="ce16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Demon_Hunter</text:p>
          </table:table-cell>
          <table:table-cell table:style-name="ce16" office:value-type="string" calcext:value-type="string">
            <text:p>1, 2</text:p>
          </table:table-cell>
          <table:table-cell table:style-name="ce16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Drui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Knight</text:p>
          </table:table-cell>
          <table:table-cell table:style-name="ce16" office:value-type="string" calcext:value-type="string">
            <text:p>2, 4, 6</text:p>
          </table:table-cell>
          <table:table-cell table:style-name="ce16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unter</text:p>
          </table:table-cell>
          <table:table-cell table:style-name="ce16" office:value-type="string" calcext:value-type="string">
            <text:p>3, 6</text:p>
          </table:table-cell>
          <table:table-cell table:style-name="ce16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Mage</text:p>
          </table:table-cell>
          <table:table-cell table:style-name="ce16" office:value-type="string" calcext:value-type="string">
            <text:p>3, 6</text:p>
          </table:table-cell>
          <table:table-cell table:style-name="ce16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Mech</text:p>
          </table:table-cell>
          <table:table-cell table:style-name="ce16" office:value-type="string" calcext:value-type="string">
            <text:p>2, 4</text:p>
          </table:table-cell>
          <table:table-cell table:style-name="ce16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Shama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Warlock</text:p>
          </table:table-cell>
          <table:table-cell table:style-name="ce16" office:value-type="string" calcext:value-type="string">
            <text:p>3, 6</text:p>
          </table:table-cell>
          <table:table-cell table:style-name="ce16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3, 6, 9</text:p>
          </table:table-cell>
          <table:table-cell table:style-name="ce16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16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0/00/0000</text:date>, <text:time style:data-style-name="N2" text:time-value="21:35:05.783915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02T21:35:12.929698206</dc:date>
    <dc:creator>Ilya Shpigor</dc:creator>
    <meta:editing-duration>PT1H5M42S</meta:editing-duration>
    <meta:editing-cycles>92</meta:editing-cycles>
    <meta:document-statistic meta:table-count="3" meta:cell-count="299" meta:object-count="0"/>
  </office:meta>
</office:document-meta>
</file>